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2" style:family="paragraph" style:parent-style-name="Default_20_Text" style:list-style-name="L2"/>
    <style:style style:name="P3" style:family="paragraph" style:parent-style-name="Default_20_Text" style:list-style-name="L3"/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is tool creates a deployment package of your current version of the Chronos Web Modeler in a zipped file.</text:p>
      <text:p text:style-name="Default_20_Text"/>
      <text:p text:style-name="Default_20_Text">Requirements:</text:p>
      <text:list text:style-name="L2">
        <text:list-item>
          <text:p text:style-name="P2">The command line client of Subversion is installed on your computer.</text:p>
        </text:list-item>
        <text:list-item>
          <text:p text:style-name="P2">You have a Java VM.</text:p>
        </text:list-item>
      </text:list>
      <text:p text:style-name="Default_20_Text"/>
      <text:p text:style-name="Default_20_Text">Procedure: </text:p>
      <text:list text:style-name="L3">
        <text:list-item>
          <text:p text:style-name="P3">Make sure the references in Folders.bat point to the main directory of your version of TortoiseSVN and Subversion command line client</text:p>
        </text:list-item>
        <text:list-item>
          <text:p text:style-name="P3">Start Build.bat</text:p>
        </text:list-item>
      </text:list>
      <text:p text:style-name="Default_20_Text"/>
      <text:p text:style-name="Default_20_Text">The package wil be created as “Package.zip” in this directory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2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7:29</meta:creation-date>
    <dc:creator>MEilers</dc:creator>
    <dc:date>2009-03-04T14:11:28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72" meta:character-count="428"/>
  </office:meta>
</office:document-meta>
</file>